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60af" officeooo:paragraph-rsid="001260af"/>
    </style:style>
    <style:style style:name="P2" style:family="paragraph" style:parent-style-name="Standard">
      <style:text-properties officeooo:rsid="00138c2e" officeooo:paragraph-rsid="00138c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COES SPORTFY</text:p>
      <text:p text:style-name="P1"/>
      <text:p text:style-name="P1">- <text:a xlink:type="simple" xlink:href="https://fontawesome.com/search?q=HOME&amp;o=r" text:style-name="Internet_20_link" text:visited-style-name="Visited_20_Internet_20_Link">https://fontawesome.com/search?q=HOME&amp;o=r</text:a></text:p>
      <text:p text:style-name="P2">pesquisa fontes e icones</text:p>
      <text:p text:style-name="P2"/>
      <text:p text:style-name="P2"><text:a xlink:type="simple" xlink:href="https://meyerweb.com/eric/tools/css/reset/reset.css" text:style-name="Internet_20_link" text:visited-style-name="Visited_20_Internet_20_Link">https://meyerweb.com/eric/tools/css/reset/reset.css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10:20:04.391000000</meta:creation-date>
    <dc:date>2025-02-03T16:33:15.428000000</dc:date>
    <meta:editing-duration>P7DT5H15M49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4" meta:word-count="9" meta:character-count="135" meta:non-whitespace-character-count="130"/>
  </office:meta>
</office:document-meta>
</file>